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a6ba" officeooo:paragraph-rsid="001fa6ba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fa6ba" officeooo:paragraph-rsid="001fa6ba"/>
    </style:style>
    <style:style style:name="P4" style:family="paragraph" style:parent-style-name="Standard">
      <style:text-properties officeooo:rsid="00224e83" officeooo:paragraph-rsid="00224e83"/>
    </style:style>
    <style:style style:name="P5" style:family="paragraph" style:parent-style-name="Standard">
      <style:text-properties officeooo:rsid="001fa6ba" officeooo:paragraph-rsid="001fa6ba"/>
    </style:style>
    <style:style style:name="T1" style:family="text">
      <style:text-properties officeooo:rsid="001fa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ame: </text:span>My first assistant</text:p>
      <text:p text:style-name="P3">Assistant Id: 842ded34-a272-4e61-bdae-a13a8f4dd1a1</text:p>
      <text:p text:style-name="P3">Assistant Url: <text:a xlink:type="simple" xlink:href="https://api.eu-gb.assistant.watson.cloud.ibm.com/instances/dc6fcae6-28f8-4bfc-88f3-9dea4cbb448c/v2/assistants/842ded34-a272-4e61-bdae-a13a8f4dd1a1/sessions" text:style-name="Internet_20_link" text:visited-style-name="Visited_20_Internet_20_Link">https://api.eu-gb.assistant.watson.cloud.ibm.com/instances/dc6fcae6-28f8-4bfc-88f3-9dea4cbb448c/v2/assistants/842ded34-a272-4e61-bdae-a13a8f4dd1a1/sessions</text:a></text:p>
      <text:p text:style-name="P3">Credentials Name: Auto-generated service credentials</text:p>
      <text:p text:style-name="P3">Api Key: X9ivAbES5mC6PKXQXfVzqMJceEpzookZefHQHzCPU3Rs</text:p>
      <text:p text:style-name="P3"/>
      <text:p text:style-name="P3"/>
      <text:p text:style-name="P1"><text:span text:style-name="Source_20_Text">{</text:span></text:p>
      <text:p text:style-name="Preformatted_20_Text"><text:span text:style-name="Source_20_Text"><text:s text:c="2"/>"apikey": "e-mxtw6nvnnddIT5pBH_5bQL365RHkJZGXfJr0Hqp801",</text:span></text:p>
      <text:p text:style-name="Preformatted_20_Text"><text:span text:style-name="Source_20_Text"><text:s text:c="2"/>"host": "40328e1e-c923-44f7-bdaa-bd8a744b9bf0-bluemix.cloudantnosqldb.appdomain.cloud",</text:span></text:p>
      <text:p text:style-name="Preformatted_20_Text"><text:span text:style-name="Source_20_Text"><text:s text:c="2"/>"iam_apikey_description": "Auto-generated for key 412754ee-d798-4019-95c7-09a4c182c181",</text:span></text:p>
      <text:p text:style-name="Preformatted_20_Text"><text:span text:style-name="Source_20_Text"><text:s text:c="2"/>"iam_apikey_name": "covidcred",</text:span></text:p>
      <text:p text:style-name="Preformatted_20_Text"><text:span text:style-name="Source_20_Text"><text:s text:c="2"/>"iam_role_crn": "crn:v1:bluemix:public:iam::::serviceRole:Writer",</text:span></text:p>
      <text:p text:style-name="Preformatted_20_Text"><text:span text:style-name="Source_20_Text"><text:s text:c="2"/>"iam_serviceid_crn": "crn:v1:bluemix:public:iam-identity::a/e0a51a98af794e089cc90def4835451e::serviceid:ServiceId-98574424-3c47-450a-b7dc-99104b15c687",</text:span></text:p>
      <text:p text:style-name="Preformatted_20_Text"><text:span text:style-name="Source_20_Text"><text:s text:c="2"/>"url": "https://40328e1e-c923-44f7-bdaa-bd8a744b9bf0-bluemix.cloudantnosqldb.appdomain.cloud",</text:span></text:p>
      <text:p text:style-name="Preformatted_20_Text"><text:span text:style-name="Source_20_Text"><text:s text:c="2"/>"username": "40328e1e-c923-44f7-bdaa-bd8a744b9bf0-bluemix"</text:span></text:p>
      <text:p text:style-name="P2"><text:span text:style-name="Source_20_Text">}</text:span></text:p>
      <text:p text:style-name="P3"/>
      <text:p text:style-name="P3"/>
      <text:p text:style-name="P3">App ID</text:p>
      <text:p text:style-name="Standard">UCSzXRLu211cWWgMLUad </text:p>
      <text:p text:style-name="P4">APIKey</text:p>
      <text:p text:style-name="P4">DrWIDlCorUldtKPLeVxEl2zKjchnVjLE-SQkpmSRgC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2:57:10.091924470</meta:creation-date>
    <dc:date>2020-04-21T23:57:39.896137655</dc:date>
    <meta:editing-duration>PT10H41M49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9" meta:word-count="44" meta:character-count="1076" meta:non-whitespace-character-count="1034"/>
  </office:meta>
</office:document-meta>
</file>